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794" officeooo:paragraph-rsid="0008b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&lt;?xml version="1.0" encoding="UTF-8"?&gt;</text:p>
      <text:p text:style-name="P1">&lt;!DOCTYPE cli:cliente [</text:p>
      <text:p text:style-name="P1">&lt;!ELEMENT cli:cliente (cli:numero_ID,cli:nombre,cli:telefono,ped:pedido)&gt;</text:p>
      <text:p text:style-name="P1">&lt;!ELEMENT cli:numero_ID <text:s/>(#PCDATA)&gt;</text:p>
      <text:p text:style-name="P1">&lt;!ELEMENT cli:nombre (#PCDATA)&gt;</text:p>
      <text:p text:style-name="P1">&lt;!ELEMENT cli:telefono (#PCDATA)&gt;</text:p>
      <text:p text:style-name="P1">&lt;!ELEMENT ped:pedido (ped:numero_ID,ped:articulo,ped:precio)&gt;</text:p>
      <text:p text:style-name="P1">&lt;!ELEMENT ped:numero_ID <text:s/>(#PCDATA)&gt;</text:p>
      <text:p text:style-name="P1">&lt;!ELEMENT ped:articulo (#PCDATA)&gt;</text:p>
      <text:p text:style-name="P1">&lt;!ELEMENT ped:precio (#PCDATA)&gt;</text:p>
      <text:p text:style-name="P1">&lt;!ATTLIST cli:cliente <text:s/>xmlns:cli CDATA #REQUIRED&gt;</text:p>
      <text:p text:style-name="P1">&lt;!ATTLIST <text:s text:c="2"/>cli:cliente xmlns:ped CDATA #FIXED "http://pedido"&gt;</text:p>
      <text:p text:style-name="P1">&lt;!ENTITY e "€"&gt;</text:p>
      <text:p text:style-name="P1">]&gt;</text:p>
      <text:p text:style-name="P1">&lt;cli:cliente xmlns:cli="http://cliente" xmlns:ped="http://pedido"&gt;</text:p>
      <text:p text:style-name="P1"><text:s text:c="4"/>&lt;cli:numero_ID&gt;1232654&lt;/cli:numero_ID&gt;</text:p>
      <text:p text:style-name="P1"><text:s text:c="4"/>&lt;cli:nombre&gt;Jorge Ruiz&lt;/cli:nombre&gt;</text:p>
      <text:p text:style-name="P1"><text:s text:c="4"/>&lt;cli:telefono&gt;99999999&lt;/cli:telefono&gt;</text:p>
      <text:p text:style-name="P1"><text:s text:c="4"/>&lt;ped:pedido&gt;</text:p>
      <text:p text:style-name="P1"><text:s text:c="6"/>&lt;ped:numero_ID&gt;6523213&lt;/ped:numero_ID&gt;</text:p>
      <text:p text:style-name="P1"><text:s text:c="6"/>&lt;ped:articulo&gt;Caja de herramientas&lt;/ped:articulo&gt;</text:p>
      <text:p text:style-name="P1"><text:s text:c="6"/>&lt;ped:precio&gt;187,90&amp;e;&lt;/ped:precio&gt;</text:p>
      <text:p text:style-name="P1"><text:s text:c="4"/>&lt;/ped:pedido&gt;</text:p>
      <text:p text:style-name="P1">&lt;/cli:cliente&gt;</text:p>
      <text:p text:style-name="P1"><text:s text:c="2"/></text:p>
      <text:p text:style-name="P1"/>
      <text:p text:style-name="P1">2)</text:p>
      <text:p text:style-name="P1">&lt;?xml version="1.0" encoding="UTF-8"?&gt;</text:p>
      <text:p text:style-name="P1">&lt;!DOCTYPE LinearLayout [</text:p>
      <text:p text:style-name="P1">&lt;!ELEMENT LinearLayout (TextView+,Button)&gt;</text:p>
      <text:p text:style-name="P1">&lt;!ATTLIST LinearLayout xmlns:android CDATA #REQUIRED&gt;</text:p>
      <text:p text:style-name="P1">&lt;!ATTLIST LinearLayout android:orientation <text:s/>CDATA #REQUIRED&gt;</text:p>
      <text:p text:style-name="P1">&lt;!ATTLIST LinearLayout android:layout_width <text:s/>CDATA #REQUIRED&gt;</text:p>
      <text:p text:style-name="P1">&lt;!ATTLIST LinearLayout android:layout_height CDATA #REQUIRED&gt;</text:p>
      <text:p text:style-name="P1">&lt;!ELEMENT TextView <text:s/>EMPTY&gt;</text:p>
      <text:p text:style-name="P1">&lt;!ATTLIST TextView <text:s/>android:layout_width CDATA #REQUIRED&gt;</text:p>
      <text:p text:style-name="P1">&lt;!ATTLIST TextView <text:s/>android:layout_height <text:s/>CDATA #REQUIRED&gt;</text:p>
      <text:p text:style-name="P1">&lt;!ATTLIST TextView android:text CDATA #REQUIRED&gt;</text:p>
      <text:p text:style-name="P1">&lt;!ELEMENT Button <text:s/>EMPTY&gt;</text:p>
      <text:p text:style-name="P1">&lt;!ATTLIST Button android:layout_width CDATA #REQUIRED&gt;</text:p>
      <text:p text:style-name="P1">&lt;!ATTLIST Button android:layout_height CDATA #REQUIRED&gt;</text:p>
      <text:p text:style-name="P1">&lt;!ATTLIST Button android:text CDATA #REQUIRED&gt;</text:p>
      <text:p text:style-name="P1">&lt;!ATTLIST Button id CDATA #REQUIRED&gt;</text:p>
      <text:p text:style-name="P1"/>
      <text:p text:style-name="P1">]&gt;</text:p>
      <text:p text:style-name="P1">&lt;LinearLayout xmlns:android="http://schemas.android.com/apk/res/android"</text:p>
      <text:p text:style-name="P1"><text:s text:c="4"/>android:orientation="vertical"</text:p>
      <text:p text:style-name="P1"><text:s text:c="4"/>android:layout_width="fill_parent"</text:p>
      <text:p text:style-name="P1"><text:s text:c="4"/>android:layout_height="fill_parent" </text:p>
      <text:p text:style-name="P1"><text:s text:c="2"/>&gt;</text:p>
      <text:p text:style-name="P1">&lt;TextView <text:s/></text:p>
      <text:p text:style-name="P1"><text:soft-page-break/><text:s text:c="4"/>android:layout_width="fill_parent" </text:p>
      <text:p text:style-name="P1"><text:s text:c="4"/>android:layout_height="wrap_content" </text:p>
      <text:p text:style-name="P1"><text:s text:c="4"/>android:text="Activity 1!"</text:p>
      <text:p text:style-name="P1"><text:s text:c="4"/>/&gt;</text:p>
      <text:p text:style-name="P1">&lt;TextView <text:s/></text:p>
      <text:p text:style-name="P1"><text:s text:c="4"/>android:layout_width="fill_parent" </text:p>
      <text:p text:style-name="P1"><text:s text:c="4"/>android:layout_height="wrap_content" </text:p>
      <text:p text:style-name="P1"><text:s text:c="4"/>android:text="Activity 1, second text view!"</text:p>
      <text:p text:style-name="P1"><text:s text:c="4"/>/&gt;</text:p>
      <text:p text:style-name="P1">&lt;Button</text:p>
      <text:p text:style-name="P1"><text:s text:c="4"/>android:layout_width="wrap_content" </text:p>
      <text:p text:style-name="P1"><text:s text:c="4"/>android:layout_height="wrap_content" </text:p>
      <text:p text:style-name="P1"><text:s text:c="4"/>android:text="Switch To Activity 2"</text:p>
      <text:p text:style-name="P1"><text:tab/>id="@+id/switchto2"</text:p>
      <text:p text:style-name="P1"><text:s text:c="4"/>/&gt; <text:s text:c="3"/></text:p>
      <text:p text:style-name="P1">&lt;/LinearLayout&gt;</text:p>
      <text:p text:style-name="P1"/>
      <text:p text:style-name="P1"/>
      <text:p text:style-name="P1">3)</text:p>
      <text:p text:style-name="P1">&lt;?xml version="1.0" encoding="UTF-8"?&gt;</text:p>
      <text:p text:style-name="P1">&lt;!DOCTYPE manifest [</text:p>
      <text:p text:style-name="P1">&lt;!ELEMENT manifest (application)&gt;</text:p>
      <text:p text:style-name="P1">&lt;!ATTLIST manifest <text:s/>xmlns:android <text:s/>CDATA #REQUIRED</text:p>
      <text:p text:style-name="P1"><text:s text:c="58"/>package CDATA #REQUIRED&gt;</text:p>
      <text:p text:style-name="P1">&lt;!ELEMENT application (activity )&gt;</text:p>
      <text:p text:style-name="P1">&lt;!ATTLIST application <text:s/>android:icon CDATA #REQUIRED&gt;</text:p>
      <text:p text:style-name="P1"/>
      <text:p text:style-name="P1">&lt;!ELEMENT activity <text:s/>(intent-filter)&gt;</text:p>
      <text:p text:style-name="P1">&lt;!ATTLIST activity class <text:s/>CDATA #REQUIRED</text:p>
      <text:p text:style-name="P1"><text:s text:c="33"/>android:label CDATA #REQUIRED&gt;</text:p>
      <text:p text:style-name="P1"/>
      <text:p text:style-name="P1"><text:s/>&lt;!ELEMENT intent-filter (action,category)&gt;</text:p>
      <text:p text:style-name="P1">&lt;!ELEMENT action <text:s/>EMPTY&gt;</text:p>
      <text:p text:style-name="P1">&lt;!ATTLIST <text:s/>action <text:s/>android:value <text:s/>CDATA #REQUIRED&gt;</text:p>
      <text:p text:style-name="P1">&lt;!ELEMENT category <text:s/>(#PCDATA)&gt;</text:p>
      <text:p text:style-name="P1">&lt;!ATTLIST <text:s/>category <text:s/>android:value CDATA #REQUIRED&gt;</text:p>
      <text:p text:style-name="P1"/>
      <text:p text:style-name="P1">]&gt;</text:p>
      <text:p text:style-name="P1"/>
      <text:p text:style-name="P1">&lt;manifest xmlns:android="http://schemas.android.com/apk/res/android"</text:p>
      <text:p text:style-name="P1"><text:s text:c="4"/>package="com.msi.ibmtutorial"&gt;</text:p>
      <text:p text:style-name="P1"><text:s text:c="4"/>&lt;application android:icon="@drawable/icon"&gt;</text:p>
      <text:p text:style-name="P1"><text:s text:c="6"/>&lt;activity class=".SaySomething" android:label="@string/app_name"&gt;</text:p>
      <text:p text:style-name="P1"><text:s text:c="12"/>&lt;intent-filter&gt;</text:p>
      <text:p text:style-name="P1"><text:s text:c="16"/>&lt;action android:value="android.intent.action.MAIN" /&gt;</text:p>
      <text:p text:style-name="P1"><text:s text:c="16"/>&lt;category android:value="android.intent.category.LAUNCHER" /&gt;</text:p>
      <text:p text:style-name="P1"><text:s text:c="12"/>&lt;/intent-filter&gt;</text:p>
      <text:p text:style-name="P1"><text:s text:c="8"/>&lt;/activity&gt;</text:p>
      <text:p text:style-name="P1"><text:s text:c="4"/>&lt;/application&gt;</text:p>
      <text:p text:style-name="P1">&lt;/manifest&gt;</text:p>
      <text:p text:style-name="P1"/>
      <text:p text:style-name="P1"/>
      <text:p text:style-name="P1"><text:soft-page-break/></text:p>
      <text:p text:style-name="P1">4)</text:p>
      <text:p text:style-name="P1">&lt;?xml version="1.0" encoding="UTF-8"?&gt;</text:p>
      <text:p text:style-name="P1">&lt;!DOCTYPE RelativeLayout [</text:p>
      <text:p text:style-name="P1">&lt;!ELEMENT RelativeLayout ((EditText|TextView|Button)+)&gt;</text:p>
      <text:p text:style-name="P1">&lt;!ATTLIST <text:s text:c="2"/>RelativeLayout <text:s/>xmlns:android CDATA #REQUIRED</text:p>
      <text:p text:style-name="P1"><text:s text:c="30"/>android:layout_width CDATA #REQUIRED</text:p>
      <text:p text:style-name="P1"><text:s text:c="30"/>android:layout_height CDATA #REQUIRED&gt;</text:p>
      <text:p text:style-name="P1"><text:s text:c="2"/>&lt;!ELEMENT <text:s/>EditText EMPTY&gt;</text:p>
      <text:p text:style-name="P1">&lt;!ATTLIST <text:s text:c="2"/>EditText android:id CDATA #REQUIRED</text:p>
      <text:p text:style-name="P1"><text:s text:c="30"/>android:layout_width CDATA #REQUIRED</text:p>
      <text:p text:style-name="P1"><text:s text:c="30"/>android:layout_height CDATA #REQUIRED</text:p>
      <text:p text:style-name="P1"><text:s text:c="30"/>android:background <text:s/>CDATA #REQUIRED</text:p>
      <text:p text:style-name="P1"><text:s text:c="30"/>android:layout_below <text:s text:c="2"/>CDATA #REQUIRED&gt;</text:p>
      <text:p text:style-name="P1">&lt;!ELEMENT TextView EMPTY&gt;</text:p>
      <text:p text:style-name="P1">&lt;!ATTLIST TextView android:id CDATA #REQUIRED</text:p>
      <text:p text:style-name="P1"><text:s text:c="34"/>android:layout_width CDATA #REQUIRED</text:p>
      <text:p text:style-name="P1"><text:s text:c="34"/>android:layout_height CDATA #REQUIRED</text:p>
      <text:p text:style-name="P1"><text:s text:c="34"/>android:layout_below CDATA #REQUIRED</text:p>
      <text:p text:style-name="P1"><text:s text:c="34"/>android:text CDATA #REQUIRED&gt;</text:p>
      <text:p text:style-name="P1"><text:s text:c="34"/></text:p>
      <text:p text:style-name="P1"><text:s/>&lt;!ELEMENT Button EMPTY&gt;</text:p>
      <text:p text:style-name="P1"><text:s text:c="2"/>&lt;!ATTLIST Button android:id CDATA #REQUIRED</text:p>
      <text:p text:style-name="P1"><text:s text:c="34"/>android:layout_width CDATA #REQUIRED</text:p>
      <text:p text:style-name="P1"><text:s text:c="34"/>android:layout_height CDATA #REQUIRED</text:p>
      <text:p text:style-name="P1"><text:s text:c="31"/>android:layout_below CDATA #IMPLIED</text:p>
      <text:p text:style-name="P1"><text:s text:c="34"/>android:layout_alignParentLeft CDATA #IMPLIED</text:p>
      <text:p text:style-name="P1"><text:s text:c="34"/>android:onClick CDATA #REQUIRED</text:p>
      <text:p text:style-name="P1"><text:s text:c="34"/>android:text CDATA #REQUIRED</text:p>
      <text:p text:style-name="P1"><text:s text:c="34"/>android:layout_alignTop <text:s/>CDATA #IMPLIED</text:p>
      <text:p text:style-name="P1"><text:s text:c="34"/>android:layout_toRightOf CDATA #IMPLIED&gt;</text:p>
      <text:p text:style-name="P1">]&gt;</text:p>
      <text:p text:style-name="P1">&lt;RelativeLayout xmlns:android="http://schemas.android.com/apk/res/</text:p>
      <text:p text:style-name="P1">android"</text:p>
      <text:p text:style-name="P1">android:layout_width="fill_parent"</text:p>
      <text:p text:style-name="P1">android:layout_height="fill_parent"&gt;</text:p>
      <text:p text:style-name="P1">&lt;EditText</text:p>
      <text:p text:style-name="P1">android:id="@+id/op_a"</text:p>
      <text:p text:style-name="P1">android:layout_width="fill_parent"</text:p>
      <text:p text:style-name="P1">android:layout_height="wrap_content"</text:p>
      <text:p text:style-name="P1">android:background="@android:drawable/editbox_background"</text:p>
      <text:p text:style-name="P1">android:layout_below="@id/label_a"/&gt;</text:p>
      <text:p text:style-name="P1"/>
      <text:p text:style-name="P1">&lt;TextView</text:p>
      <text:p text:style-name="P1">android:id="@+id/label_b"</text:p>
      <text:p text:style-name="P1">android:layout_width="fill_parent"</text:p>
      <text:p text:style-name="P1">android:layout_height="wrap_content"</text:p>
      <text:p text:style-name="P1">android:layout_below="@id/op_a"</text:p>
      <text:p text:style-name="P1">android:text="Operando B:"/&gt;</text:p>
      <text:p text:style-name="P1">&lt;EditText</text:p>
      <text:p text:style-name="P1">android:id="@+id/op_b"</text:p>
      <text:p text:style-name="P1">android:layout_width="fill_parent"</text:p>
      <text:p text:style-name="P1"><text:soft-page-break/>android:layout_height="wrap_content"</text:p>
      <text:p text:style-name="P1">android:background="@android:drawable/editbox_background"</text:p>
      <text:p text:style-name="P1">android:layout_below="@id/label_b"/&gt;</text:p>
      <text:p text:style-name="P1"><text:s text:c="2"/>&lt;Button</text:p>
      <text:p text:style-name="P1">android:id="@+id/sumar"</text:p>
      <text:p text:style-name="P1">android:layout_width="wrap_content"</text:p>
      <text:p text:style-name="P1">android:layout_height="wrap_content"</text:p>
      <text:p text:style-name="P1">android:layout_below="@id/op_b"</text:p>
      <text:p text:style-name="P1">android:layout_alignParentLeft="true"</text:p>
      <text:p text:style-name="P1">android:onClick="cSumar"</text:p>
      <text:p text:style-name="P1">android:text="+"/&gt;</text:p>
      <text:p text:style-name="P1"><text:s text:c="2"/>&lt;Button</text:p>
      <text:p text:style-name="P1">android:id="@+id/restar" <text:s text:c="2"/></text:p>
      <text:p text:style-name="P1">android:layout_width="wrap_content"</text:p>
      <text:p text:style-name="P1">android:layout_height="wrap_content"</text:p>
      <text:p text:style-name="P1">android:layout_toRightOf="@id/sumar"</text:p>
      <text:p text:style-name="P1">android:layout_alignTop="@id/sumar"</text:p>
      <text:p text:style-name="P1">android:onClick="cRestar"</text:p>
      <text:p text:style-name="P1">android:text="-"/&gt;</text:p>
      <text:p text:style-name="P1">&lt;Button</text:p>
      <text:p text:style-name="P1">android:id="@+id/multiplicar" <text:s/></text:p>
      <text:p text:style-name="P1">android:layout_width="wrap_content"</text:p>
      <text:p text:style-name="P1">android:layout_height="wrap_content"</text:p>
      <text:p text:style-name="P1">android:layout_toRightOf="@id/restar"</text:p>
      <text:p text:style-name="P1">android:layout_alignTop="@id/restar"</text:p>
      <text:p text:style-name="P1">android:onClick="cMultiplicar"</text:p>
      <text:p text:style-name="P1">android:text="*" /&gt;</text:p>
      <text:p text:style-name="P1">&lt;Button</text:p>
      <text:p text:style-name="P1">android:id="@+id/dividir" <text:s text:c="2"/></text:p>
      <text:p text:style-name="P1">android:layout_width="wrap_content"</text:p>
      <text:p text:style-name="P1">android:layout_height="wrap_content"</text:p>
      <text:p text:style-name="P1">android:layout_toRightOf="@id/multiplicar"</text:p>
      <text:p text:style-name="P1">android:layout_alignTop="@id/sumar"</text:p>
      <text:p text:style-name="P1">android:onClick="cDividir"</text:p>
      <text:p text:style-name="P1">android:text="/"/&gt; <text:s/></text:p>
      <text:p text:style-name="P1">&lt;TextView</text:p>
      <text:p text:style-name="P1">android:id="@+id/texto_resultado"</text:p>
      <text:p text:style-name="P1">android:layout_width="fill_parent"</text:p>
      <text:p text:style-name="P1">android:layout_height="wrap_content"</text:p>
      <text:p text:style-name="P1">android:layout_below="@id/dividir"</text:p>
      <text:p text:style-name="P1">android:text="Resultado:"/&gt;</text:p>
      <text:p text:style-name="P1">&lt;TextView</text:p>
      <text:p text:style-name="P1">android:id="@+id/resultado"</text:p>
      <text:p text:style-name="P1">android:layout_width="fill_parent"</text:p>
      <text:p text:style-name="P1">android:layout_height="wrap_content"</text:p>
      <text:p text:style-name="P1">android:layout_below="@id/texto_resultado"</text:p>
      <text:p text:style-name="P1">android:text="Realice operación para obtener resultado"/&gt;</text:p>
      <text:p text:style-name="P1">&lt;/RelativeLayou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10:31:50.194378916</meta:creation-date>
    <dc:date>2022-10-14T13:51:55.504813043</dc:date>
    <meta:editing-duration>PT2H29M44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4" meta:paragraph-count="192" meta:word-count="409" meta:character-count="7046" meta:non-whitespace-character-count="5863"/>
  </office:meta>
</office:document-meta>
</file>